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21">
            <text:p>1821</text:p>
          </table:table-cell>
          <table:table-cell table:style-name="ce22" office:value-type="float" office:value="247">
            <text:p>24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97">
            <text:p>1497</text:p>
          </table:table-cell>
          <table:table-cell table:style-name="ce22" office:value-type="float" office:value="1158">
            <text:p>115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62">
            <text:p>2362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88">
            <text:p>1788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8697">
            <text:p>18697</text:p>
          </table:table-cell>
          <table:table-cell table:style-name="ce22" office:value-type="float" office:value="3168">
            <text:p>316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02">
            <text:p>2202</text:p>
          </table:table-cell>
          <table:table-cell table:style-name="ce22" office:value-type="float" office:value="479">
            <text:p>47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3">
            <text:p>1183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42">
            <text:p>2642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349">
            <text:p>1349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24">
            <text:p>1124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5793">
            <text:p>15793</text:p>
          </table:table-cell>
          <table:table-cell table:style-name="ce22" office:value-type="float" office:value="2948">
            <text:p>294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26">
            <text:p>2326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165">
            <text:p>2165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89">
            <text:p>1789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99">
            <text:p>3099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8492">
            <text:p>18492</text:p>
          </table:table-cell>
          <table:table-cell table:style-name="ce22" office:value-type="float" office:value="1922">
            <text:p>192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16">
            <text:p>1516</text:p>
          </table:table-cell>
          <table:table-cell table:style-name="ce22" office:value-type="float" office:value="221">
            <text:p>22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59">
            <text:p>1059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23">
            <text:p>5823</text:p>
          </table:table-cell>
          <table:table-cell table:style-name="ce22" office:value-type="float" office:value="2539">
            <text:p>253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292">
            <text:p>10292</text:p>
          </table:table-cell>
          <table:table-cell table:style-name="ce22" office:value-type="float" office:value="1859">
            <text:p>1859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243">
            <text:p>1243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12">
            <text:p>1612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4201">
            <text:p>4201</text:p>
          </table:table-cell>
          <table:table-cell table:style-name="ce22" office:value-type="float" office:value="1165">
            <text:p>1165</text:p>
          </table:table-cell>
          <table:table-cell table:style-name="ce22" office:value-type="float" office:value="1056">
            <text:p>105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03">
            <text:p>2103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781">
            <text:p>5781</text:p>
          </table:table-cell>
          <table:table-cell table:style-name="ce22" office:value-type="float" office:value="1152">
            <text:p>1152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59">
            <text:p>1559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9">
            <text:p>2209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062">
            <text:p>2062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59">
            <text:p>105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68549">
            <text:p>68549</text:p>
          </table:table-cell>
          <table:table-cell table:style-name="ce22" office:value-type="float" office:value="10490">
            <text:p>1049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4">
            <text:p>157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929">
            <text:p>92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99">
            <text:p>1799</text:p>
          </table:table-cell>
          <table:table-cell table:style-name="ce22" office:value-type="float" office:value="663">
            <text:p>66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5">
            <text:p>109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77">
            <text:p>327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9">
            <text:p>214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353">
            <text:p>18353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45">
            <text:p>31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166">
            <text:p>14166</text:p>
          </table:table-cell>
          <table:table-cell table:style-name="ce22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1">
            <text:p>901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643">
            <text:p>3643</text:p>
          </table:table-cell>
          <table:table-cell table:style-name="ce22" office:value-type="float" office:value="1213">
            <text:p>12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42">
            <text:p>244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04">
            <text:p>2904</text:p>
          </table:table-cell>
          <table:table-cell table:style-name="ce22" office:value-type="float" office:value="560">
            <text:p>56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35">
            <text:p>2735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36">
            <text:p>5336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98">
            <text:p>998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42">
            <text:p>134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272">
            <text:p>3272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059">
            <text:p>105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4">
            <text:p>2024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7">
            <text:p>2457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2">
            <text:p>107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9">
            <text:p>133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824">
            <text:p>182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5256">
            <text:p>45256</text:p>
          </table:table-cell>
          <table:table-cell table:style-name="ce22" office:value-type="float" office:value="2543">
            <text:p>254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508">
            <text:p>1508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311">
            <text:p>2311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09">
            <text:p>5209</text:p>
          </table:table-cell>
          <table:table-cell table:style-name="ce22" office:value-type="float" office:value="1996">
            <text:p>1996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48">
            <text:p>104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429">
            <text:p>13429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468">
            <text:p>146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48">
            <text:p>154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462">
            <text:p>1462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167">
            <text:p>2167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5350">
            <text:p>535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533">
            <text:p>153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81">
            <text:p>3781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09">
            <text:p>230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121">
            <text:p>6121</text:p>
          </table:table-cell>
          <table:table-cell table:style-name="ce22" office:value-type="float" office:value="1534">
            <text:p>1534</text:p>
          </table:table-cell>
          <table:table-cell table:style-name="ce22" office:value-type="float" office:value="1224">
            <text:p>1224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36">
            <text:p>1836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88">
            <text:p>1088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192">
            <text:p>119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25">
            <text:p>132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5">
            <text:p>214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825">
            <text:p>2825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21">
            <text:p>152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88444">
            <text:p>88444</text:p>
          </table:table-cell>
          <table:table-cell table:style-name="ce22" office:value-type="float" office:value="8665">
            <text:p>866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567">
            <text:p>2567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061">
            <text:p>4061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1603">
            <text:p>160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62">
            <text:p>1162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414">
            <text:p>141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73">
            <text:p>117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14">
            <text:p>121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57">
            <text:p>125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032">
            <text:p>11032</text:p>
          </table:table-cell>
          <table:table-cell table:style-name="ce22" office:value-type="float" office:value="4535">
            <text:p>4535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35">
            <text:p>2035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11">
            <text:p>71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3721">
            <text:p>23721</text:p>
          </table:table-cell>
          <table:table-cell table:style-name="ce22" office:value-type="float" office:value="2920">
            <text:p>2920</text:p>
          </table:table-cell>
          <table:table-cell table:style-name="ce22" office:value-type="float" office:value="2506">
            <text:p>2506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980">
            <text:p>198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705">
            <text:p>2705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83">
            <text:p>138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779">
            <text:p>377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9551">
            <text:p>9551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589">
            <text:p>258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93">
            <text:p>1293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884">
            <text:p>5884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99">
            <text:p>3599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14">
            <text:p>171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1902">
            <text:p>11902</text:p>
          </table:table-cell>
          <table:table-cell table:style-name="ce22" office:value-type="float" office:value="2686">
            <text:p>2686</text:p>
          </table:table-cell>
          <table:table-cell table:style-name="ce22" office:value-type="float" office:value="2262">
            <text:p>2262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95">
            <text:p>3395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72">
            <text:p>147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698">
            <text:p>169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211">
            <text:p>12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546">
            <text:p>154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54">
            <text:p>4354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4887">
            <text:p>4887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37">
            <text:p>183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094">
            <text:p>2094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783">
            <text:p>178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82">
            <text:p>238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209">
            <text:p>1209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397">
            <text:p>1397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56993">
            <text:p>156993</text:p>
          </table:table-cell>
          <table:table-cell table:style-name="ce22" office:value-type="float" office:value="19155">
            <text:p>1915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225">
            <text:p>22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94">
            <text:p>1894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26">
            <text:p>112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48">
            <text:p>134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148">
            <text:p>114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27">
            <text:p>2127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162">
            <text:p>116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799">
            <text:p>27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8153">
            <text:p>18153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35">
            <text:p>1535</text:p>
          </table:table-cell>
          <table:table-cell table:style-name="ce22" office:value-type="float" office:value="403">
            <text:p>40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56">
            <text:p>105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007">
            <text:p>1007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75">
            <text:p>1475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1564">
            <text:p>11564</text:p>
          </table:table-cell>
          <table:table-cell table:style-name="ce22" office:value-type="float" office:value="1884">
            <text:p>188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46">
            <text:p>1846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14">
            <text:p>1614</text:p>
          </table:table-cell>
          <table:table-cell table:style-name="ce22" office:value-type="float" office:value="292">
            <text:p>29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72">
            <text:p>117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15">
            <text:p>1715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55">
            <text:p>165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829">
            <text:p>14829</text:p>
          </table:table-cell>
          <table:table-cell table:style-name="ce22" office:value-type="float" office:value="819">
            <text:p>8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28">
            <text:p>1528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02">
            <text:p>1502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082">
            <text:p>4082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10">
            <text:p>191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48">
            <text:p>114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349">
            <text:p>3349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1092">
            <text:p>109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29">
            <text:p>2529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816">
            <text:p>4816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3744">
            <text:p>3744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04">
            <text:p>1504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28">
            <text:p>252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386">
            <text:p>6386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3771">
            <text:p>3771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58">
            <text:p>155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231">
            <text:p>7231</text:p>
          </table:table-cell>
          <table:table-cell table:style-name="ce22" office:value-type="float" office:value="1613">
            <text:p>1613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7814">
            <text:p>57814</text:p>
          </table:table-cell>
          <table:table-cell table:style-name="ce22" office:value-type="float" office:value="5907">
            <text:p>590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066">
            <text:p>106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76">
            <text:p>2476</text:p>
          </table:table-cell>
          <table:table-cell table:style-name="ce22" office:value-type="float" office:value="318">
            <text:p>3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8">
            <text:p>97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72">
            <text:p>257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14">
            <text:p>10714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9">
            <text:p>8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48">
            <text:p>234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72">
            <text:p>367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97">
            <text:p>18297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743">
            <text:p>4743</text:p>
          </table:table-cell>
          <table:table-cell table:style-name="ce22" office:value-type="float" office:value="545">
            <text:p>54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127">
            <text:p>1127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1">
            <text:p>98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19">
            <text:p>6519</text:p>
          </table:table-cell>
          <table:table-cell table:style-name="ce22" office:value-type="float" office:value="378">
            <text:p>37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548">
            <text:p>254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101">
            <text:p>110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95">
            <text:p>199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30">
            <text:p>283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04">
            <text:p>2204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734">
            <text:p>173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8464">
            <text:p>8464</text:p>
          </table:table-cell>
          <table:table-cell table:style-name="ce22" office:value-type="float" office:value="1554">
            <text:p>1554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63">
            <text:p>126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43">
            <text:p>334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821">
            <text:p>482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11">
            <text:p>1511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711">
            <text:p>7711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8766">
            <text:p>48766</text:p>
          </table:table-cell>
          <table:table-cell table:style-name="ce22" office:value-type="float" office:value="2753">
            <text:p>275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52">
            <text:p>2152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2">
            <text:p>214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647">
            <text:p>4647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545">
            <text:p>3545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84">
            <text:p>118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805">
            <text:p>4805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2685">
            <text:p>268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91">
            <text:p>359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613">
            <text:p>3613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14891">
            <text:p>14891</text:p>
          </table:table-cell>
          <table:table-cell table:style-name="ce22" office:value-type="float" office:value="1833">
            <text:p>1833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855">
            <text:p>185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839">
            <text:p>4839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778">
            <text:p>7778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5278">
            <text:p>5278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85">
            <text:p>1285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343">
            <text:p>134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164">
            <text:p>16164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39">
            <text:p>173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4004">
            <text:p>94004</text:p>
          </table:table-cell>
          <table:table-cell table:style-name="ce22" office:value-type="float" office:value="6255">
            <text:p>62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54">
            <text:p>3654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52">
            <text:p>325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8729">
            <text:p>8729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2701">
            <text:p>2701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455">
            <text:p>5455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332">
            <text:p>233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154">
            <text:p>8154</text:p>
          </table:table-cell>
          <table:table-cell table:style-name="ce22" office:value-type="float" office:value="1157">
            <text:p>1157</text:p>
          </table:table-cell>
          <table:table-cell table:style-name="ce22" office:value-type="float" office:value="3777">
            <text:p>377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352">
            <text:p>1352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120">
            <text:p>6120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8429">
            <text:p>842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18635">
            <text:p>18635</text:p>
          </table:table-cell>
          <table:table-cell table:style-name="ce22" office:value-type="float" office:value="2199">
            <text:p>21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359">
            <text:p>3359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367">
            <text:p>7367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1486">
            <text:p>148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4164">
            <text:p>14164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9049">
            <text:p>9049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1298">
            <text:p>1298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899">
            <text:p>1899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901">
            <text:p>2901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3395">
            <text:p>23395</text:p>
          </table:table-cell>
          <table:table-cell table:style-name="ce22" office:value-type="float" office:value="2651">
            <text:p>2651</text:p>
          </table:table-cell>
          <table:table-cell table:style-name="ce22" office:value-type="float" office:value="1347">
            <text:p>1347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680">
            <text:p>2680</text:p>
          </table:table-cell>
          <table:table-cell table:style-name="ce22" office:value-type="float" office:value="155">
            <text:p>155</text:p>
          </table:table-cell>
          <table:table-cell table:style-name="ce22" office:value-type="string">
            <text:p>151818 12162</text:p>
          </table:table-cell>
          <table:table-cell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8">
            <text:p>97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46">
            <text:p>1046</text:p>
          </table:table-cell>
          <table:table-cell table:style-name="ce22" office:value-type="float" office:value="234">
            <text:p>23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5">
            <text:p>1565</text:p>
          </table:table-cell>
          <table:table-cell table:style-name="ce22" office:value-type="float" office:value="377">
            <text:p>37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33">
            <text:p>3733</text:p>
          </table:table-cell>
          <table:table-cell table:style-name="ce22" office:value-type="float" office:value="447">
            <text:p>44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945">
            <text:p>36945</text:p>
          </table:table-cell>
          <table:table-cell table:style-name="ce22" office:value-type="float" office:value="4730">
            <text:p>47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746">
            <text:p>3746</text:p>
          </table:table-cell>
          <table:table-cell table:style-name="ce22" office:value-type="float" office:value="892">
            <text:p>89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506">
            <text:p>27506</text:p>
          </table:table-cell>
          <table:table-cell table:style-name="ce22" office:value-type="float" office:value="4839">
            <text:p>483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24">
            <text:p>2124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92">
            <text:p>4292</text:p>
          </table:table-cell>
          <table:table-cell table:style-name="ce22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9">
            <text:p>159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06">
            <text:p>3806</text:p>
          </table:table-cell>
          <table:table-cell table:style-name="ce22" office:value-type="float" office:value="982">
            <text:p>98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4015">
            <text:p>34015</text:p>
          </table:table-cell>
          <table:table-cell table:style-name="ce22" office:value-type="float" office:value="2765">
            <text:p>276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414">
            <text:p>3414</text:p>
          </table:table-cell>
          <table:table-cell table:style-name="ce22" office:value-type="float" office:value="388">
            <text:p>38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58">
            <text:p>105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04">
            <text:p>170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28067">
            <text:p>128067</text:p>
          </table:table-cell>
          <table:table-cell table:style-name="ce22" office:value-type="float" office:value="16462">
            <text:p>164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66">
            <text:p>226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995">
            <text:p>199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71">
            <text:p>4371</text:p>
          </table:table-cell>
          <table:table-cell table:style-name="ce22" office:value-type="float" office:value="985">
            <text:p>98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681">
            <text:p>29681</text:p>
          </table:table-cell>
          <table:table-cell table:style-name="ce22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5">
            <text:p>12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678">
            <text:p>33678</text:p>
          </table:table-cell>
          <table:table-cell table:style-name="ce22" office:value-type="float" office:value="209">
            <text:p>20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16">
            <text:p>91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234">
            <text:p>2234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0620">
            <text:p>10620</text:p>
          </table:table-cell>
          <table:table-cell table:style-name="ce22" office:value-type="float" office:value="1844">
            <text:p>184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12">
            <text:p>351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24">
            <text:p>62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237">
            <text:p>10237</text:p>
          </table:table-cell>
          <table:table-cell table:style-name="ce22" office:value-type="float" office:value="964">
            <text:p>96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939">
            <text:p>7939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8448">
            <text:p>8448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02470">
            <text:p>102470</text:p>
          </table:table-cell>
          <table:table-cell table:style-name="ce22" office:value-type="float" office:value="5428">
            <text:p>54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77">
            <text:p>307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0368">
            <text:p>10368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3445">
            <text:p>13445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95893">
            <text:p>195893</text:p>
          </table:table-cell>
          <table:table-cell table:style-name="ce22" office:value-type="float" office:value="15173">
            <text:p>151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23">
            <text:p>372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1426">
            <text:p>11426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5149">
            <text:p>15149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323960">
            <text:p>323960</text:p>
          </table:table-cell>
          <table:table-cell table:style-name="ce22" office:value-type="float" office:value="31635">
            <text:p>3163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